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77.76pt"/>
    </style:style>
    <style:style style:name="co10" style:family="table-column">
      <style:table-column-properties fo:break-before="auto" style:column-width="125.29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37.3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96.69pt"/>
    </style:style>
    <style:style style:name="co17" style:family="table-column">
      <style:table-column-properties fo:break-before="auto" style:column-width="126.06pt"/>
    </style:style>
    <style:style style:name="co18" style:family="table-column">
      <style:table-column-properties fo:break-before="auto" style:column-width="139.15pt"/>
    </style:style>
    <style:style style:name="co19" style:family="table-column">
      <style:table-column-properties fo:break-before="auto" style:column-width="135.04pt"/>
    </style:style>
    <style:style style:name="co20" style:family="table-column">
      <style:table-column-properties fo:break-before="auto" style:column-width="117.55pt"/>
    </style:style>
    <style:style style:name="co21" style:family="table-column">
      <style:table-column-properties fo:break-before="auto" style:column-width="108.31pt"/>
    </style:style>
    <style:style style:name="co22" style:family="table-column">
      <style:table-column-properties fo:break-before="auto" style:column-width="135.3pt"/>
    </style:style>
    <style:style style:name="co23" style:family="table-column">
      <style:table-column-properties fo:break-before="auto" style:column-width="133.51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11" table:default-cell-style-name="Default"/>
        <table:table-row table:style-name="ro1">
          <table:table-cell office:value-type="string" calcext:value-type="string">
            <text:p>QB</text:p>
          </table:table-cell>
          <table:table-cell table:number-columns-repeated="2" office:value-type="string" calcext:value-type="string">
            <text:p>RB</text:p>
          </table:table-cell>
          <table:table-cell table:number-columns-repeated="3" office:value-type="string" calcext:value-type="string">
            <text:p>WR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QB Salary</text:p>
          </table:table-cell>
          <table:table-cell table:number-columns-repeated="2" office:value-type="string" calcext:value-type="string">
            <text:p>RB Salary</text:p>
          </table:table-cell>
          <table:table-cell table:number-columns-repeated="3" office:value-type="string" calcext:value-type="string">
            <text:p>WR Salary</text:p>
          </table:table-cell>
          <table:table-cell office:value-type="string" calcext:value-type="string">
            <text:p>TE Salary</text:p>
          </table:table-cell>
          <table:table-cell office:value-type="string" calcext:value-type="string">
            <text:p>Util Salary</text:p>
          </table:table-cell>
          <table:table-cell office:value-type="string" calcext:value-type="string">
            <text:p>Def Salary</text:p>
          </table:table-cell>
          <table:table-cell office:value-type="string" calcext:value-type="string">
            <text:p>Total Salary</text:p>
          </table:table-cell>
          <table:table-cell office:value-type="string" calcext:value-type="string">
            <text:p>50000 – Salary</text:p>
          </table:table-cell>
        </table:table-row>
        <table:table-row table:style-name="ro1">
          <table:table-cell office:value-type="string" calcext:value-type="string">
            <text:p>Russell Wilson (14095646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Darren Fells (14095632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Texans <text:s/>(14095623)</text:p>
          </table:table-cell>
          <table:table-cell table:formula="of:=IF(ISNA(VLOOKUP([.A2];Player;5;TRUE()));0;VLOOKUP([.A2];Player;5;TRUE()))" office:value-type="float" office:value="6600" calcext:value-type="float">
            <text:p>6600</text:p>
          </table:table-cell>
          <table:table-cell table:formula="of:=IF(ISNA(VLOOKUP([.B2];Player;5;TRUE()));0;VLOOKUP([.B2];Player;5;TRUE()))" office:value-type="float" office:value="6000" calcext:value-type="float">
            <text:p>6000</text:p>
          </table:table-cell>
          <table:table-cell table:formula="of:=IF(ISNA(VLOOKUP([.C2];Player;5;TRUE()));0;VLOOKUP([.C2];Player;5;TRUE()))" office:value-type="float" office:value="5000" calcext:value-type="float">
            <text:p>5000</text:p>
          </table:table-cell>
          <table:table-cell table:formula="of:=IF(ISNA(VLOOKUP([.D2];Player;5;TRUE()));0;VLOOKUP([.D2];Player;5;TRUE()))" office:value-type="float" office:value="7800" calcext:value-type="float">
            <text:p>7800</text:p>
          </table:table-cell>
          <table:table-cell table:formula="of:=IF(ISNA(VLOOKUP([.E2];Player;5;TRUE()));0;VLOOKUP([.E2];Player;5;TRUE()))" office:value-type="float" office:value="7600" calcext:value-type="float">
            <text:p>7600</text:p>
          </table:table-cell>
          <table:table-cell table:formula="of:=IF(ISNA(VLOOKUP([.F2];Player;5;TRUE()));0;VLOOKUP([.F2];Player;5;TRUE()))" office:value-type="float" office:value="6600" calcext:value-type="float">
            <text:p>6600</text:p>
          </table:table-cell>
          <table:table-cell table:formula="of:=IF(ISNA(VLOOKUP([.G2];Player;5;TRUE()));0;VLOOKUP([.G2];Player;5;TRUE()))" office:value-type="float" office:value="3500" calcext:value-type="float">
            <text:p>3500</text:p>
          </table:table-cell>
          <table:table-cell table:formula="of:=IF(ISNA(VLOOKUP([.H2];Player;5;TRUE()));0;VLOOKUP([.H2];Player;5;TRUE()))" office:value-type="float" office:value="4800" calcext:value-type="float">
            <text:p>4800</text:p>
          </table:table-cell>
          <table:table-cell table:formula="of:=IF(ISNA(VLOOKUP([.I2];Player;5;TRUE()));0;VLOOKUP([.I2];Player;5;TRUE()))" office:value-type="float" office:value="2000" calcext:value-type="float">
            <text:p>2000</text:p>
          </table:table-cell>
          <table:table-cell table:formula="of:=SUM([.J2:.R2])" office:value-type="float" office:value="49900" calcext:value-type="float">
            <text:p>49900</text:p>
          </table:table-cell>
          <table:table-cell table:formula="of:=50000-[.S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ssell Wilson (14095646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Kenny Stills (14095663)</text:p>
          </table:table-cell>
          <table:table-cell office:value-type="string" calcext:value-type="string">
            <text:p>Darren Fells (14095632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Seahawks <text:s/>(14095626)</text:p>
          </table:table-cell>
          <table:table-cell table:formula="of:=IF(ISNA(VLOOKUP([.A3];Player;5;TRUE()));0;VLOOKUP([.A3];Player;5;TRUE()))" office:value-type="float" office:value="6600" calcext:value-type="float">
            <text:p>6600</text:p>
          </table:table-cell>
          <table:table-cell table:formula="of:=IF(ISNA(VLOOKUP([.B3];Player;5;TRUE()));0;VLOOKUP([.B3];Player;5;TRUE()))" office:value-type="float" office:value="7400" calcext:value-type="float">
            <text:p>7400</text:p>
          </table:table-cell>
          <table:table-cell table:formula="of:=IF(ISNA(VLOOKUP([.C3];Player;5;TRUE()));0;VLOOKUP([.C3];Player;5;TRUE()))" office:value-type="float" office:value="6000" calcext:value-type="float">
            <text:p>6000</text:p>
          </table:table-cell>
          <table:table-cell table:formula="of:=IF(ISNA(VLOOKUP([.D3];Player;5;TRUE()));0;VLOOKUP([.D3];Player;5;TRUE()))" office:value-type="float" office:value="7600" calcext:value-type="float">
            <text:p>7600</text:p>
          </table:table-cell>
          <table:table-cell table:formula="of:=IF(ISNA(VLOOKUP([.E3];Player;5;TRUE()));0;VLOOKUP([.E3];Player;5;TRUE()))" office:value-type="float" office:value="6600" calcext:value-type="float">
            <text:p>6600</text:p>
          </table:table-cell>
          <table:table-cell table:formula="of:=IF(ISNA(VLOOKUP([.F3];Player;5;TRUE()));0;VLOOKUP([.F3];Player;5;TRUE()))" office:value-type="float" office:value="4800" calcext:value-type="float">
            <text:p>4800</text:p>
          </table:table-cell>
          <table:table-cell table:formula="of:=IF(ISNA(VLOOKUP([.G3];Player;5;TRUE()));0;VLOOKUP([.G3];Player;5;TRUE()))" office:value-type="float" office:value="3500" calcext:value-type="float">
            <text:p>3500</text:p>
          </table:table-cell>
          <table:table-cell table:formula="of:=IF(ISNA(VLOOKUP([.H3];Player;5;TRUE()));0;VLOOKUP([.H3];Player;5;TRUE()))" office:value-type="float" office:value="4800" calcext:value-type="float">
            <text:p>4800</text:p>
          </table:table-cell>
          <table:table-cell table:formula="of:=IF(ISNA(VLOOKUP([.I3];Player;5;TRUE()));0;VLOOKUP([.I3];Player;5;TRUE()))" office:value-type="float" office:value="2600" calcext:value-type="float">
            <text:p>2600</text:p>
          </table:table-cell>
          <table:table-cell table:formula="of:=SUM([.J3:.R3])" office:value-type="float" office:value="49900" calcext:value-type="float">
            <text:p>49900</text:p>
          </table:table-cell>
          <table:table-cell table:formula="of:=50000-[.S3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shaun Watson (14095716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DeAndre Hopkins (14095671)</text:p>
          </table:table-cell>
          <table:table-cell office:value-type="string" calcext:value-type="string">
            <text:p>Kenny Stills (14095663)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Texans <text:s/>(14095623)</text:p>
          </table:table-cell>
          <table:table-cell table:formula="of:=IF(ISNA(VLOOKUP([.A4];Player;5;TRUE()));0;VLOOKUP([.A4];Player;5;TRUE()))" office:value-type="float" office:value="6700" calcext:value-type="float">
            <text:p>6700</text:p>
          </table:table-cell>
          <table:table-cell table:formula="of:=IF(ISNA(VLOOKUP([.B4];Player;5;TRUE()));0;VLOOKUP([.B4];Player;5;TRUE()))" office:value-type="float" office:value="7400" calcext:value-type="float">
            <text:p>7400</text:p>
          </table:table-cell>
          <table:table-cell table:formula="of:=IF(ISNA(VLOOKUP([.C4];Player;5;TRUE()));0;VLOOKUP([.C4];Player;5;TRUE()))" office:value-type="float" office:value="6000" calcext:value-type="float">
            <text:p>6000</text:p>
          </table:table-cell>
          <table:table-cell table:formula="of:=IF(ISNA(VLOOKUP([.D4];Player;5;TRUE()));0;VLOOKUP([.D4];Player;5;TRUE()))" office:value-type="float" office:value="7600" calcext:value-type="float">
            <text:p>7600</text:p>
          </table:table-cell>
          <table:table-cell table:formula="of:=IF(ISNA(VLOOKUP([.E4];Player;5;TRUE()));0;VLOOKUP([.E4];Player;5;TRUE()))" office:value-type="float" office:value="7400" calcext:value-type="float">
            <text:p>7400</text:p>
          </table:table-cell>
          <table:table-cell table:formula="of:=IF(ISNA(VLOOKUP([.F4];Player;5;TRUE()));0;VLOOKUP([.F4];Player;5;TRUE()))" office:value-type="float" office:value="4800" calcext:value-type="float">
            <text:p>4800</text:p>
          </table:table-cell>
          <table:table-cell table:formula="of:=IF(ISNA(VLOOKUP([.G4];Player;5;TRUE()));0;VLOOKUP([.G4];Player;5;TRUE()))" office:value-type="float" office:value="3300" calcext:value-type="float">
            <text:p>3300</text:p>
          </table:table-cell>
          <table:table-cell table:formula="of:=IF(ISNA(VLOOKUP([.H4];Player;5;TRUE()));0;VLOOKUP([.H4];Player;5;TRUE()))" office:value-type="float" office:value="4800" calcext:value-type="float">
            <text:p>4800</text:p>
          </table:table-cell>
          <table:table-cell table:formula="of:=IF(ISNA(VLOOKUP([.I4];Player;5;TRUE()));0;VLOOKUP([.I4];Player;5;TRUE()))" office:value-type="float" office:value="2000" calcext:value-type="float">
            <text:p>2000</text:p>
          </table:table-cell>
          <table:table-cell table:formula="of:=SUM([.J4:.R4])" office:value-type="float" office:value="50000" calcext:value-type="float">
            <text:p>50000</text:p>
          </table:table-cell>
          <table:table-cell table:formula="of:=50000-[.S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ron Rodgers (14095627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Darren Fells (14095632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Texans <text:s/>(14095623)</text:p>
          </table:table-cell>
          <table:table-cell table:formula="of:=IF(ISNA(VLOOKUP([.A5];Player;5;FALSE()));0;VLOOKUP([.A5];Player;5;FALSE()))" office:value-type="float" office:value="6500" calcext:value-type="float">
            <text:p>6500</text:p>
          </table:table-cell>
          <table:table-cell table:formula="of:=IF(ISNA(VLOOKUP([.B5];Player;5;TRUE()));0;VLOOKUP([.B5];Player;5;TRUE()))" office:value-type="float" office:value="6000" calcext:value-type="float">
            <text:p>6000</text:p>
          </table:table-cell>
          <table:table-cell table:formula="of:=IF(ISNA(VLOOKUP([.C5];Player;5;TRUE()));0;VLOOKUP([.C5];Player;5;TRUE()))" office:value-type="float" office:value="5000" calcext:value-type="float">
            <text:p>5000</text:p>
          </table:table-cell>
          <table:table-cell table:formula="of:=IF(ISNA(VLOOKUP([.D5];Player;5;TRUE()));0;VLOOKUP([.D5];Player;5;TRUE()))" office:value-type="float" office:value="7800" calcext:value-type="float">
            <text:p>7800</text:p>
          </table:table-cell>
          <table:table-cell table:formula="of:=IF(ISNA(VLOOKUP([.E5];Player;5;TRUE()));0;VLOOKUP([.E5];Player;5;TRUE()))" office:value-type="float" office:value="7600" calcext:value-type="float">
            <text:p>7600</text:p>
          </table:table-cell>
          <table:table-cell table:formula="of:=IF(ISNA(VLOOKUP([.F5];Player;5;TRUE()));0;VLOOKUP([.F5];Player;5;TRUE()))" office:value-type="float" office:value="6600" calcext:value-type="float">
            <text:p>6600</text:p>
          </table:table-cell>
          <table:table-cell table:formula="of:=IF(ISNA(VLOOKUP([.G5];Player;5;TRUE()));0;VLOOKUP([.G5];Player;5;TRUE()))" office:value-type="float" office:value="3500" calcext:value-type="float">
            <text:p>3500</text:p>
          </table:table-cell>
          <table:table-cell table:formula="of:=IF(ISNA(VLOOKUP([.H5];Player;5;TRUE()));0;VLOOKUP([.H5];Player;5;TRUE()))" office:value-type="float" office:value="4800" calcext:value-type="float">
            <text:p>4800</text:p>
          </table:table-cell>
          <table:table-cell table:formula="of:=IF(ISNA(VLOOKUP([.I5];Player;5;TRUE()));0;VLOOKUP([.I5];Player;5;TRUE()))" office:value-type="float" office:value="2000" calcext:value-type="float">
            <text:p>2000</text:p>
          </table:table-cell>
          <table:table-cell table:formula="of:=SUM([.J5:.R5])" office:value-type="float" office:value="49800" calcext:value-type="float">
            <text:p>49800</text:p>
          </table:table-cell>
          <table:table-cell table:formula="of:=50000-[.S5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ussell Wilson (14095646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Sammy Watkins (14095673)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Chiefs <text:s/>(14095625)</text:p>
          </table:table-cell>
          <table:table-cell table:formula="of:=IF(ISNA(VLOOKUP([.A6];Player;5;TRUE()));0;VLOOKUP([.A6];Player;5;TRUE()))" office:value-type="float" office:value="6600" calcext:value-type="float">
            <text:p>6600</text:p>
          </table:table-cell>
          <table:table-cell table:formula="of:=IF(ISNA(VLOOKUP([.B6];Player;5;TRUE()));0;VLOOKUP([.B6];Player;5;TRUE()))" office:value-type="float" office:value="7400" calcext:value-type="float">
            <text:p>7400</text:p>
          </table:table-cell>
          <table:table-cell table:formula="of:=IF(ISNA(VLOOKUP([.C6];Player;5;TRUE()));0;VLOOKUP([.C6];Player;5;TRUE()))" office:value-type="float" office:value="6000" calcext:value-type="float">
            <text:p>6000</text:p>
          </table:table-cell>
          <table:table-cell table:formula="of:=IF(ISNA(VLOOKUP([.D6];Player;5;TRUE()));0;VLOOKUP([.D6];Player;5;TRUE()))" office:value-type="float" office:value="7800" calcext:value-type="float">
            <text:p>7800</text:p>
          </table:table-cell>
          <table:table-cell table:formula="of:=IF(ISNA(VLOOKUP([.E6];Player;5;TRUE()));0;VLOOKUP([.E6];Player;5;TRUE()))" office:value-type="float" office:value="6600" calcext:value-type="float">
            <text:p>6600</text:p>
          </table:table-cell>
          <table:table-cell table:formula="of:=IF(ISNA(VLOOKUP([.F6];Player;5;TRUE()));0;VLOOKUP([.F6];Player;5;TRUE()))" office:value-type="float" office:value="4300" calcext:value-type="float">
            <text:p>4300</text:p>
          </table:table-cell>
          <table:table-cell table:formula="of:=IF(ISNA(VLOOKUP([.G6];Player;5;TRUE()));0;VLOOKUP([.G6];Player;5;TRUE()))" office:value-type="float" office:value="3300" calcext:value-type="float">
            <text:p>3300</text:p>
          </table:table-cell>
          <table:table-cell table:formula="of:=IF(ISNA(VLOOKUP([.H6];Player;5;TRUE()));0;VLOOKUP([.H6];Player;5;TRUE()))" office:value-type="float" office:value="4800" calcext:value-type="float">
            <text:p>4800</text:p>
          </table:table-cell>
          <table:table-cell table:formula="of:=IF(ISNA(VLOOKUP([.I6];Player;5;TRUE()));0;VLOOKUP([.I6];Player;5;TRUE()))" office:value-type="float" office:value="3200" calcext:value-type="float">
            <text:p>3200</text:p>
          </table:table-cell>
          <table:table-cell table:formula="of:=SUM([.J6:.R6])" office:value-type="float" office:value="50000" calcext:value-type="float">
            <text:p>50000</text:p>
          </table:table-cell>
          <table:table-cell table:formula="of:=50000-[.S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haun Watson (14095716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DeAndre Hopkins (14095671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Seahawks <text:s/>(14095626)</text:p>
          </table:table-cell>
          <table:table-cell table:formula="of:=IF(ISNA(VLOOKUP([.A7];Player;5;TRUE()));0;VLOOKUP([.A7];Player;5;TRUE()))" office:value-type="float" office:value="6700" calcext:value-type="float">
            <text:p>6700</text:p>
          </table:table-cell>
          <table:table-cell table:formula="of:=IF(ISNA(VLOOKUP([.B7];Player;5;TRUE()));0;VLOOKUP([.B7];Player;5;TRUE()))" office:value-type="float" office:value="6000" calcext:value-type="float">
            <text:p>6000</text:p>
          </table:table-cell>
          <table:table-cell table:formula="of:=IF(ISNA(VLOOKUP([.C7];Player;5;TRUE()));0;VLOOKUP([.C7];Player;5;TRUE()))" office:value-type="float" office:value="5000" calcext:value-type="float">
            <text:p>5000</text:p>
          </table:table-cell>
          <table:table-cell table:formula="of:=IF(ISNA(VLOOKUP([.D7];Player;5;TRUE()));0;VLOOKUP([.D7];Player;5;TRUE()))" office:value-type="float" office:value="7600" calcext:value-type="float">
            <text:p>7600</text:p>
          </table:table-cell>
          <table:table-cell table:formula="of:=IF(ISNA(VLOOKUP([.E7];Player;5;TRUE()));0;VLOOKUP([.E7];Player;5;TRUE()))" office:value-type="float" office:value="7400" calcext:value-type="float">
            <text:p>7400</text:p>
          </table:table-cell>
          <table:table-cell table:formula="of:=IF(ISNA(VLOOKUP([.F7];Player;5;TRUE()));0;VLOOKUP([.F7];Player;5;TRUE()))" office:value-type="float" office:value="6600" calcext:value-type="float">
            <text:p>6600</text:p>
          </table:table-cell>
          <table:table-cell table:formula="of:=IF(ISNA(VLOOKUP([.G7];Player;5;TRUE()));0;VLOOKUP([.G7];Player;5;TRUE()))" office:value-type="float" office:value="3300" calcext:value-type="float">
            <text:p>3300</text:p>
          </table:table-cell>
          <table:table-cell table:formula="of:=IF(ISNA(VLOOKUP([.H7];Player;5;TRUE()));0;VLOOKUP([.H7];Player;5;TRUE()))" office:value-type="float" office:value="4800" calcext:value-type="float">
            <text:p>4800</text:p>
          </table:table-cell>
          <table:table-cell table:formula="of:=IF(ISNA(VLOOKUP([.I7];Player;5;TRUE()));0;VLOOKUP([.I7];Player;5;TRUE()))" office:value-type="float" office:value="2600" calcext:value-type="float">
            <text:p>2600</text:p>
          </table:table-cell>
          <table:table-cell table:formula="of:=SUM([.J7:.R7])" office:value-type="float" office:value="50000" calcext:value-type="float">
            <text:p>50000</text:p>
          </table:table-cell>
          <table:table-cell table:formula="of:=50000-[.S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haun Watson (14095716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DeAndre Hopkins (14095671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Sammy Watkins (14095673)</text:p>
          </table:table-cell>
          <table:table-cell office:value-type="string" calcext:value-type="string">
            <text:p>Jacob Hollister (14095693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Packers <text:s/>(14095624)</text:p>
          </table:table-cell>
          <table:table-cell table:formula="of:=IF(ISNA(VLOOKUP([.A8];Player;5;TRUE()));0;VLOOKUP([.A8];Player;5;TRUE()))" office:value-type="float" office:value="6700" calcext:value-type="float">
            <text:p>6700</text:p>
          </table:table-cell>
          <table:table-cell table:formula="of:=IF(ISNA(VLOOKUP([.B8];Player;5;TRUE()));0;VLOOKUP([.B8];Player;5;TRUE()))" office:value-type="float" office:value="7400" calcext:value-type="float">
            <text:p>7400</text:p>
          </table:table-cell>
          <table:table-cell table:formula="of:=IF(ISNA(VLOOKUP([.C8];Player;5;TRUE()));0;VLOOKUP([.C8];Player;5;TRUE()))" office:value-type="float" office:value="6000" calcext:value-type="float">
            <text:p>6000</text:p>
          </table:table-cell>
          <table:table-cell table:formula="of:=IF(ISNA(VLOOKUP([.D8];Player;5;TRUE()));0;VLOOKUP([.D8];Player;5;TRUE()))" office:value-type="float" office:value="7400" calcext:value-type="float">
            <text:p>7400</text:p>
          </table:table-cell>
          <table:table-cell table:formula="of:=IF(ISNA(VLOOKUP([.E8];Player;5;TRUE()));0;VLOOKUP([.E8];Player;5;TRUE()))" office:value-type="float" office:value="6600" calcext:value-type="float">
            <text:p>6600</text:p>
          </table:table-cell>
          <table:table-cell table:formula="of:=IF(ISNA(VLOOKUP([.F8];Player;5;TRUE()));0;VLOOKUP([.F8];Player;5;TRUE()))" office:value-type="float" office:value="4300" calcext:value-type="float">
            <text:p>4300</text:p>
          </table:table-cell>
          <table:table-cell table:formula="of:=IF(ISNA(VLOOKUP([.G8];Player;5;TRUE()));0;VLOOKUP([.G8];Player;5;TRUE()))" office:value-type="float" office:value="4000" calcext:value-type="float">
            <text:p>4000</text:p>
          </table:table-cell>
          <table:table-cell table:formula="of:=IF(ISNA(VLOOKUP([.H8];Player;5;TRUE()));0;VLOOKUP([.H8];Player;5;TRUE()))" office:value-type="float" office:value="4800" calcext:value-type="float">
            <text:p>4800</text:p>
          </table:table-cell>
          <table:table-cell table:formula="of:=IF(ISNA(VLOOKUP([.I8];Player;5;TRUE()));0;VLOOKUP([.I8];Player;5;TRUE()))" office:value-type="float" office:value="2800" calcext:value-type="float">
            <text:p>2800</text:p>
          </table:table-cell>
          <table:table-cell table:formula="of:=SUM([.J8:.R8])" office:value-type="float" office:value="50000" calcext:value-type="float">
            <text:p>50000</text:p>
          </table:table-cell>
          <table:table-cell table:formula="of:=50000-[.S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ron Rodgers (14095627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Sammy Watkins (14095673)</text:p>
          </table:table-cell>
          <table:table-cell office:value-type="string" calcext:value-type="string">
            <text:p>Darren Fells (14095632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Packers <text:s/>(14095624)</text:p>
          </table:table-cell>
          <table:table-cell table:formula="of:=IF(ISNA(VLOOKUP([.A9];Player;5;TRUE()));0;VLOOKUP([.A9];Player;5;TRUE()))" office:value-type="float" office:value="6500" calcext:value-type="float">
            <text:p>6500</text:p>
          </table:table-cell>
          <table:table-cell table:formula="of:=IF(ISNA(VLOOKUP([.B9];Player;5;TRUE()));0;VLOOKUP([.B9];Player;5;TRUE()))" office:value-type="float" office:value="7400" calcext:value-type="float">
            <text:p>7400</text:p>
          </table:table-cell>
          <table:table-cell table:formula="of:=IF(ISNA(VLOOKUP([.C9];Player;5;TRUE()));0;VLOOKUP([.C9];Player;5;TRUE()))" office:value-type="float" office:value="6000" calcext:value-type="float">
            <text:p>6000</text:p>
          </table:table-cell>
          <table:table-cell table:formula="of:=IF(ISNA(VLOOKUP([.D9];Player;5;TRUE()));0;VLOOKUP([.D9];Player;5;TRUE()))" office:value-type="float" office:value="7800" calcext:value-type="float">
            <text:p>7800</text:p>
          </table:table-cell>
          <table:table-cell table:formula="of:=IF(ISNA(VLOOKUP([.E9];Player;5;TRUE()));0;VLOOKUP([.E9];Player;5;TRUE()))" office:value-type="float" office:value="6600" calcext:value-type="float">
            <text:p>6600</text:p>
          </table:table-cell>
          <table:table-cell table:formula="of:=IF(ISNA(VLOOKUP([.F9];Player;5;TRUE()));0;VLOOKUP([.F9];Player;5;TRUE()))" office:value-type="float" office:value="4300" calcext:value-type="float">
            <text:p>4300</text:p>
          </table:table-cell>
          <table:table-cell table:formula="of:=IF(ISNA(VLOOKUP([.G9];Player;5;TRUE()));0;VLOOKUP([.G9];Player;5;TRUE()))" office:value-type="float" office:value="3500" calcext:value-type="float">
            <text:p>3500</text:p>
          </table:table-cell>
          <table:table-cell table:formula="of:=IF(ISNA(VLOOKUP([.H9];Player;5;TRUE()));0;VLOOKUP([.H9];Player;5;TRUE()))" office:value-type="float" office:value="4800" calcext:value-type="float">
            <text:p>4800</text:p>
          </table:table-cell>
          <table:table-cell table:formula="of:=IF(ISNA(VLOOKUP([.I9];Player;5;TRUE()));0;VLOOKUP([.I9];Player;5;TRUE()))" office:value-type="float" office:value="2800" calcext:value-type="float">
            <text:p>2800</text:p>
          </table:table-cell>
          <table:table-cell table:formula="of:=SUM([.J9:.R9])" office:value-type="float" office:value="49700" calcext:value-type="float">
            <text:p>49700</text:p>
          </table:table-cell>
          <table:table-cell table:formula="of:=50000-[.S9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aron Rodgers (14095627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Sammy Watkins (14095673)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Chiefs <text:s/>(14095625)</text:p>
          </table:table-cell>
          <table:table-cell table:formula="of:=IF(ISNA(VLOOKUP([.A10];Player;5;TRUE()));0;VLOOKUP([.A10];Player;5;TRUE()))" office:value-type="float" office:value="6500" calcext:value-type="float">
            <text:p>6500</text:p>
          </table:table-cell>
          <table:table-cell table:formula="of:=IF(ISNA(VLOOKUP([.B10];Player;5;TRUE()));0;VLOOKUP([.B10];Player;5;TRUE()))" office:value-type="float" office:value="7400" calcext:value-type="float">
            <text:p>7400</text:p>
          </table:table-cell>
          <table:table-cell table:formula="of:=IF(ISNA(VLOOKUP([.C10];Player;5;TRUE()));0;VLOOKUP([.C10];Player;5;TRUE()))" office:value-type="float" office:value="6000" calcext:value-type="float">
            <text:p>6000</text:p>
          </table:table-cell>
          <table:table-cell table:formula="of:=IF(ISNA(VLOOKUP([.D10];Player;5;TRUE()));0;VLOOKUP([.D10];Player;5;TRUE()))" office:value-type="float" office:value="7800" calcext:value-type="float">
            <text:p>7800</text:p>
          </table:table-cell>
          <table:table-cell table:formula="of:=IF(ISNA(VLOOKUP([.E10];Player;5;TRUE()));0;VLOOKUP([.E10];Player;5;TRUE()))" office:value-type="float" office:value="6600" calcext:value-type="float">
            <text:p>6600</text:p>
          </table:table-cell>
          <table:table-cell table:formula="of:=IF(ISNA(VLOOKUP([.F10];Player;5;TRUE()));0;VLOOKUP([.F10];Player;5;TRUE()))" office:value-type="float" office:value="4300" calcext:value-type="float">
            <text:p>4300</text:p>
          </table:table-cell>
          <table:table-cell table:formula="of:=IF(ISNA(VLOOKUP([.G10];Player;5;TRUE()));0;VLOOKUP([.G10];Player;5;TRUE()))" office:value-type="float" office:value="3300" calcext:value-type="float">
            <text:p>3300</text:p>
          </table:table-cell>
          <table:table-cell table:formula="of:=IF(ISNA(VLOOKUP([.H10];Player;5;TRUE()));0;VLOOKUP([.H10];Player;5;TRUE()))" office:value-type="float" office:value="4800" calcext:value-type="float">
            <text:p>4800</text:p>
          </table:table-cell>
          <table:table-cell table:formula="of:=IF(ISNA(VLOOKUP([.I10];Player;5;TRUE()));0;VLOOKUP([.I10];Player;5;TRUE()))" office:value-type="float" office:value="3200" calcext:value-type="float">
            <text:p>3200</text:p>
          </table:table-cell>
          <table:table-cell table:formula="of:=SUM([.J10:.R10])" office:value-type="float" office:value="49900" calcext:value-type="float">
            <text:p>49900</text:p>
          </table:table-cell>
          <table:table-cell table:formula="of:=50000-[.S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trick Mahomes (14095727)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Mecole Hardman (14095738)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Seahawks <text:s/>(14095626)</text:p>
          </table:table-cell>
          <table:table-cell table:formula="of:=IF(ISNA(VLOOKUP([.A11];Player;5;TRUE()));0;VLOOKUP([.A11];Player;5;TRUE()))" office:value-type="float" office:value="7500" calcext:value-type="float">
            <text:p>7500</text:p>
          </table:table-cell>
          <table:table-cell table:formula="of:=IF(ISNA(VLOOKUP([.B11];Player;5;TRUE()));0;VLOOKUP([.B11];Player;5;TRUE()))" office:value-type="float" office:value="7400" calcext:value-type="float">
            <text:p>7400</text:p>
          </table:table-cell>
          <table:table-cell table:formula="of:=IF(ISNA(VLOOKUP([.C11];Player;5;TRUE()));0;VLOOKUP([.C11];Player;5;TRUE()))" office:value-type="float" office:value="6000" calcext:value-type="float">
            <text:p>6000</text:p>
          </table:table-cell>
          <table:table-cell table:formula="of:=IF(ISNA(VLOOKUP([.D11];Player;5;TRUE()));0;VLOOKUP([.D11];Player;5;TRUE()))" office:value-type="float" office:value="7600" calcext:value-type="float">
            <text:p>7600</text:p>
          </table:table-cell>
          <table:table-cell table:formula="of:=IF(ISNA(VLOOKUP([.E11];Player;5;TRUE()));0;VLOOKUP([.E11];Player;5;TRUE()))" office:value-type="float" office:value="6600" calcext:value-type="float">
            <text:p>6600</text:p>
          </table:table-cell>
          <table:table-cell table:formula="of:=IF(ISNA(VLOOKUP([.F11];Player;5;TRUE()));0;VLOOKUP([.F11];Player;5;TRUE()))" office:value-type="float" office:value="4100" calcext:value-type="float">
            <text:p>4100</text:p>
          </table:table-cell>
          <table:table-cell table:formula="of:=IF(ISNA(VLOOKUP([.G11];Player;5;TRUE()));0;VLOOKUP([.G11];Player;5;TRUE()))" office:value-type="float" office:value="3300" calcext:value-type="float">
            <text:p>3300</text:p>
          </table:table-cell>
          <table:table-cell table:formula="of:=IF(ISNA(VLOOKUP([.H11];Player;5;TRUE()));0;VLOOKUP([.H11];Player;5;TRUE()))" office:value-type="float" office:value="4800" calcext:value-type="float">
            <text:p>4800</text:p>
          </table:table-cell>
          <table:table-cell table:formula="of:=IF(ISNA(VLOOKUP([.I11];Player;5;TRUE()));0;VLOOKUP([.I11];Player;5;TRUE()))" office:value-type="float" office:value="2600" calcext:value-type="float">
            <text:p>2600</text:p>
          </table:table-cell>
          <table:table-cell table:formula="of:=SUM([.J11:.R11])" office:value-type="float" office:value="49900" calcext:value-type="float">
            <text:p>49900</text:p>
          </table:table-cell>
          <table:table-cell table:formula="of:=50000-[.S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trick Mahomes (14095727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Kenny Stills (14095663)</text:p>
          </table:table-cell>
          <table:table-cell office:value-type="string" calcext:value-type="string">
            <text:p>Allen Lazard (14095723)</text:p>
          </table:table-cell>
          <table:table-cell office:value-type="string" calcext:value-type="string">
            <text:p>Travis Kelce (14095649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Packers <text:s/>(14095624)</text:p>
          </table:table-cell>
          <table:table-cell table:formula="of:=IF(ISNA(VLOOKUP([.A12];Player;5;TRUE()));0;VLOOKUP([.A12];Player;5;TRUE()))" office:value-type="float" office:value="7500" calcext:value-type="float">
            <text:p>7500</text:p>
          </table:table-cell>
          <table:table-cell table:formula="of:=IF(ISNA(VLOOKUP([.B12];Player;5;TRUE()));0;VLOOKUP([.B12];Player;5;TRUE()))" office:value-type="float" office:value="6000" calcext:value-type="float">
            <text:p>6000</text:p>
          </table:table-cell>
          <table:table-cell table:formula="of:=IF(ISNA(VLOOKUP([.C12];Player;5;TRUE()));0;VLOOKUP([.C12];Player;5;TRUE()))" office:value-type="float" office:value="5000" calcext:value-type="float">
            <text:p>5000</text:p>
          </table:table-cell>
          <table:table-cell table:formula="of:=IF(ISNA(VLOOKUP([.D12];Player;5;TRUE()));0;VLOOKUP([.D12];Player;5;TRUE()))" office:value-type="float" office:value="7600" calcext:value-type="float">
            <text:p>7600</text:p>
          </table:table-cell>
          <table:table-cell table:formula="of:=IF(ISNA(VLOOKUP([.E12];Player;5;TRUE()));0;VLOOKUP([.E12];Player;5;TRUE()))" office:value-type="float" office:value="4800" calcext:value-type="float">
            <text:p>4800</text:p>
          </table:table-cell>
          <table:table-cell table:formula="of:=IF(ISNA(VLOOKUP([.F12];Player;5;TRUE()));0;VLOOKUP([.F12];Player;5;TRUE()))" office:value-type="float" office:value="4500" calcext:value-type="float">
            <text:p>4500</text:p>
          </table:table-cell>
          <table:table-cell table:formula="of:=IF(ISNA(VLOOKUP([.G12];Player;5;TRUE()));0;VLOOKUP([.G12];Player;5;TRUE()))" office:value-type="float" office:value="6400" calcext:value-type="float">
            <text:p>6400</text:p>
          </table:table-cell>
          <table:table-cell table:formula="of:=IF(ISNA(VLOOKUP([.H12];Player;5;TRUE()));0;VLOOKUP([.H12];Player;5;TRUE()))" office:value-type="float" office:value="4800" calcext:value-type="float">
            <text:p>4800</text:p>
          </table:table-cell>
          <table:table-cell table:formula="of:=IF(ISNA(VLOOKUP([.I12];Player;5;TRUE()));0;VLOOKUP([.I12];Player;5;TRUE()))" office:value-type="float" office:value="2800" calcext:value-type="float">
            <text:p>2800</text:p>
          </table:table-cell>
          <table:table-cell table:formula="of:=SUM([.J12:.R12])" office:value-type="float" office:value="49400" calcext:value-type="float">
            <text:p>49400</text:p>
          </table:table-cell>
          <table:table-cell table:formula="of:=50000-[.S12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atrick Mahomes (14095727)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Kenny Stills (14095663)</text:p>
          </table:table-cell>
          <table:table-cell office:value-type="string" calcext:value-type="string">
            <text:p>Allen Lazard (14095723)</text:p>
          </table:table-cell>
          <table:table-cell office:value-type="string" calcext:value-type="string">
            <text:p>Travis Kelce (14095649)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Chiefs <text:s/>(14095625)</text:p>
          </table:table-cell>
          <table:table-cell table:formula="of:=IF(ISNA(VLOOKUP([.A13];Player;5;TRUE()));0;VLOOKUP([.A13];Player;5;TRUE()))" office:value-type="float" office:value="7500" calcext:value-type="float">
            <text:p>7500</text:p>
          </table:table-cell>
          <table:table-cell table:formula="of:=IF(ISNA(VLOOKUP([.B13];Player;5;TRUE()));0;VLOOKUP([.B13];Player;5;TRUE()))" office:value-type="float" office:value="6000" calcext:value-type="float">
            <text:p>6000</text:p>
          </table:table-cell>
          <table:table-cell table:formula="of:=IF(ISNA(VLOOKUP([.C13];Player;5;TRUE()));0;VLOOKUP([.C13];Player;5;TRUE()))" office:value-type="float" office:value="5000" calcext:value-type="float">
            <text:p>5000</text:p>
          </table:table-cell>
          <table:table-cell table:formula="of:=IF(ISNA(VLOOKUP([.D13];Player;5;TRUE()));0;VLOOKUP([.D13];Player;5;TRUE()))" office:value-type="float" office:value="7600" calcext:value-type="float">
            <text:p>7600</text:p>
          </table:table-cell>
          <table:table-cell table:formula="of:=IF(ISNA(VLOOKUP([.E13];Player;5;TRUE()));0;VLOOKUP([.E13];Player;5;TRUE()))" office:value-type="float" office:value="4800" calcext:value-type="float">
            <text:p>4800</text:p>
          </table:table-cell>
          <table:table-cell table:formula="of:=IF(ISNA(VLOOKUP([.F13];Player;5;TRUE()));0;VLOOKUP([.F13];Player;5;TRUE()))" office:value-type="float" office:value="4500" calcext:value-type="float">
            <text:p>4500</text:p>
          </table:table-cell>
          <table:table-cell table:formula="of:=IF(ISNA(VLOOKUP([.G13];Player;5;TRUE()));0;VLOOKUP([.G13];Player;5;TRUE()))" office:value-type="float" office:value="6400" calcext:value-type="float">
            <text:p>6400</text:p>
          </table:table-cell>
          <table:table-cell table:formula="of:=IF(ISNA(VLOOKUP([.H13];Player;5;TRUE()));0;VLOOKUP([.H13];Player;5;TRUE()))" office:value-type="float" office:value="4800" calcext:value-type="float">
            <text:p>4800</text:p>
          </table:table-cell>
          <table:table-cell table:formula="of:=IF(ISNA(VLOOKUP([.I13];Player;5;TRUE()));0;VLOOKUP([.I13];Player;5;TRUE()))" office:value-type="float" office:value="3200" calcext:value-type="float">
            <text:p>3200</text:p>
          </table:table-cell>
          <table:table-cell table:formula="of:=SUM([.J13:.R13])" office:value-type="float" office:value="49800" calcext:value-type="float">
            <text:p>49800</text:p>
          </table:table-cell>
          <table:table-cell table:formula="of:=50000-[.S13]" office:value-type="float" office:value="200" calcext:value-type="float">
            <text:p>2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</table:table>
      <table:table table:name="Sheet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 +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ster Posi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Game Info</text:p>
          </table:table-cell>
          <table:table-cell office:value-type="string" calcext:value-type="string">
            <text:p>TeamAbbrev</text:p>
          </table:table-cell>
          <table:table-cell office:value-type="string" calcext:value-type="string">
            <text:p>AvgPointsPerGame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aron Jones (14095701)</text:p>
          </table:table-cell>
          <table:table-cell office:value-type="string" calcext:value-type="string">
            <text:p>Aaron Jones</text:p>
          </table:table-cell>
          <table:table-cell office:value-type="float" office:value="14095701" calcext:value-type="float">
            <text:p>14095701</text:p>
          </table:table-cell>
          <table:table-cell office:value-type="string" calcext:value-type="string">
            <text:p>RB/FLEX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0.92" calcext:value-type="float">
            <text:p>20.92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Aaron Rodgers (14095627)</text:p>
          </table:table-cell>
          <table:table-cell office:value-type="string" calcext:value-type="string">
            <text:p>Aaron Rodgers</text:p>
          </table:table-cell>
          <table:table-cell office:value-type="float" office:value="14095627" calcext:value-type="float">
            <text:p>14095627</text:p>
          </table:table-cell>
          <table:table-cell office:value-type="string" calcext:value-type="string">
            <text:p>Q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AJ McCarron (14095659)</text:p>
          </table:table-cell>
          <table:table-cell office:value-type="string" calcext:value-type="string">
            <text:p>AJ McCarron</text:p>
          </table:table-cell>
          <table:table-cell office:value-type="float" office:value="14095659" calcext:value-type="float">
            <text:p>14095659</text:p>
          </table:table-cell>
          <table:table-cell office:value-type="string" calcext:value-type="string">
            <text:p>Q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Allen Lazard (14095723)</text:p>
          </table:table-cell>
          <table:table-cell office:value-type="string" calcext:value-type="string">
            <text:p>Allen Lazard</text:p>
          </table:table-cell>
          <table:table-cell office:value-type="float" office:value="14095723" calcext:value-type="float">
            <text:p>14095723</text:p>
          </table:table-cell>
          <table:table-cell office:value-type="string" calcext:value-type="string">
            <text:p>WR/FLEX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nthony Sherman (14095644)</text:p>
          </table:table-cell>
          <table:table-cell office:value-type="string" calcext:value-type="string">
            <text:p>Anthony Sherman</text:p>
          </table:table-cell>
          <table:table-cell office:value-type="float" office:value="14095644" calcext:value-type="float">
            <text:p>14095644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Blake Bell (14095661)</text:p>
          </table:table-cell>
          <table:table-cell office:value-type="string" calcext:value-type="string">
            <text:p>Blake Bell</text:p>
          </table:table-cell>
          <table:table-cell office:value-type="float" office:value="14095661" calcext:value-type="float">
            <text:p>14095661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uddy Howell (14095719)</text:p>
          </table:table-cell>
          <table:table-cell office:value-type="string" calcext:value-type="string">
            <text:p>Buddy Howell</text:p>
          </table:table-cell>
          <table:table-cell office:value-type="float" office:value="14095719" calcext:value-type="float">
            <text:p>14095719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Byron Pringle (14095736)</text:p>
          </table:table-cell>
          <table:table-cell office:value-type="string" calcext:value-type="string">
            <text:p>Byron Pringle</text:p>
          </table:table-cell>
          <table:table-cell office:value-type="float" office:value="14095736" calcext:value-type="float">
            <text:p>14095736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arlos Hyde (14095665)</text:p>
          </table:table-cell>
          <table:table-cell office:value-type="string" calcext:value-type="string">
            <text:p>Carlos Hyde</text:p>
          </table:table-cell>
          <table:table-cell office:value-type="float" office:value="14095665" calcext:value-type="float">
            <text:p>14095665</text:p>
          </table:table-cell>
          <table:table-cell office:value-type="string" calcext:value-type="string">
            <text:p>RB/FLEX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Chad Henne (14095631)</text:p>
          </table:table-cell>
          <table:table-cell office:value-type="string" calcext:value-type="string">
            <text:p>Chad Henne</text:p>
          </table:table-cell>
          <table:table-cell office:value-type="float" office:value="14095631" calcext:value-type="float">
            <text:p>14095631</text:p>
          </table:table-cell>
          <table:table-cell office:value-type="string" calcext:value-type="string">
            <text:p>QB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Chiefs <text:s/>(14095625)</text:p>
          </table:table-cell>
          <table:table-cell office:value-type="string" calcext:value-type="string">
            <text:p>Chiefs </text:p>
          </table:table-cell>
          <table:table-cell office:value-type="float" office:value="14095625" calcext:value-type="float">
            <text:p>14095625</text:p>
          </table:table-cell>
          <table:table-cell office:value-type="string" calcext:value-type="string">
            <text:p>DS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Cullen Gillaspia (14095721)</text:p>
          </table:table-cell>
          <table:table-cell office:value-type="string" calcext:value-type="string">
            <text:p>Cullen Gillaspia</text:p>
          </table:table-cell>
          <table:table-cell office:value-type="float" office:value="14095721" calcext:value-type="float">
            <text:p>14095721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mien Williams (14095685)</text:p>
          </table:table-cell>
          <table:table-cell office:value-type="string" calcext:value-type="string">
            <text:p>Damien Williams</text:p>
          </table:table-cell>
          <table:table-cell office:value-type="float" office:value="14095685" calcext:value-type="float">
            <text:p>14095685</text:p>
          </table:table-cell>
          <table:table-cell office:value-type="string" calcext:value-type="string">
            <text:p>RB/FLEX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nny Vitale (14095689)</text:p>
          </table:table-cell>
          <table:table-cell office:value-type="string" calcext:value-type="string">
            <text:p>Danny Vitale</text:p>
          </table:table-cell>
          <table:table-cell office:value-type="float" office:value="14095689" calcext:value-type="float">
            <text:p>14095689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rrel Williams (14095712)</text:p>
          </table:table-cell>
          <table:table-cell office:value-type="string" calcext:value-type="string">
            <text:p>Darrel Williams</text:p>
          </table:table-cell>
          <table:table-cell office:value-type="float" office:value="14095712" calcext:value-type="float">
            <text:p>14095712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Darren Fells (14095632)</text:p>
          </table:table-cell>
          <table:table-cell office:value-type="string" calcext:value-type="string">
            <text:p>Darren Fells</text:p>
          </table:table-cell>
          <table:table-cell office:value-type="float" office:value="14095632" calcext:value-type="float">
            <text:p>14095632</text:p>
          </table:table-cell>
          <table:table-cell office:value-type="string" calcext:value-type="string">
            <text:p>TE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rwin Thompson (14095748)</text:p>
          </table:table-cell>
          <table:table-cell office:value-type="string" calcext:value-type="string">
            <text:p>Darwin Thompson</text:p>
          </table:table-cell>
          <table:table-cell office:value-type="float" office:value="14095748" calcext:value-type="float">
            <text:p>14095748</text:p>
          </table:table-cell>
          <table:table-cell office:value-type="string" calcext:value-type="string">
            <text:p>RB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avante Adams (14095679)</text:p>
          </table:table-cell>
          <table:table-cell office:value-type="string" calcext:value-type="string">
            <text:p>Davante Adams</text:p>
          </table:table-cell>
          <table:table-cell office:value-type="float" office:value="14095679" calcext:value-type="float">
            <text:p>14095679</text:p>
          </table:table-cell>
          <table:table-cell office:value-type="string" calcext:value-type="string">
            <text:p>WR/FLEX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avid Moore (14095746)</text:p>
          </table:table-cell>
          <table:table-cell office:value-type="string" calcext:value-type="string">
            <text:p>David Moore</text:p>
          </table:table-cell>
          <table:table-cell office:value-type="float" office:value="14095746" calcext:value-type="float">
            <text:p>14095746</text:p>
          </table:table-cell>
          <table:table-cell office:value-type="string" calcext:value-type="string">
            <text:p>WR/FLEX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eAndre Carter (14095681)</text:p>
          </table:table-cell>
          <table:table-cell office:value-type="string" calcext:value-type="string">
            <text:p>DeAndre Carter</text:p>
          </table:table-cell>
          <table:table-cell office:value-type="float" office:value="14095681" calcext:value-type="float">
            <text:p>14095681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eAndre Hopkins (14095671)</text:p>
          </table:table-cell>
          <table:table-cell office:value-type="string" calcext:value-type="string">
            <text:p>DeAndre Hopkins</text:p>
          </table:table-cell>
          <table:table-cell office:value-type="float" office:value="14095671" calcext:value-type="float">
            <text:p>14095671</text:p>
          </table:table-cell>
          <table:table-cell office:value-type="string" calcext:value-type="string">
            <text:p>WR/FLEX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emarcus Robinson (14095695)</text:p>
          </table:table-cell>
          <table:table-cell office:value-type="string" calcext:value-type="string">
            <text:p>Demarcus Robinson</text:p>
          </table:table-cell>
          <table:table-cell office:value-type="float" office:value="14095695" calcext:value-type="float">
            <text:p>14095695</text:p>
          </table:table-cell>
          <table:table-cell office:value-type="string" calcext:value-type="string">
            <text:p>WR/FLEX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Deon Yelder (14095708)</text:p>
          </table:table-cell>
          <table:table-cell office:value-type="string" calcext:value-type="string">
            <text:p>Deon Yelder</text:p>
          </table:table-cell>
          <table:table-cell office:value-type="float" office:value="14095708" calcext:value-type="float">
            <text:p>1409570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Deshaun Watson (14095716)</text:p>
          </table:table-cell>
          <table:table-cell office:value-type="string" calcext:value-type="string">
            <text:p>Deshaun Watson</text:p>
          </table:table-cell>
          <table:table-cell office:value-type="float" office:value="14095716" calcext:value-type="float">
            <text:p>14095716</text:p>
          </table:table-cell>
          <table:table-cell office:value-type="string" calcext:value-type="string">
            <text:p>QB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exter Williams (14095732)</text:p>
          </table:table-cell>
          <table:table-cell office:value-type="string" calcext:value-type="string">
            <text:p>Dexter Williams</text:p>
          </table:table-cell>
          <table:table-cell office:value-type="float" office:value="14095732" calcext:value-type="float">
            <text:p>14095732</text:p>
          </table:table-cell>
          <table:table-cell office:value-type="string" calcext:value-type="string">
            <text:p>RB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K Metcalf (14095744)</text:p>
          </table:table-cell>
          <table:table-cell office:value-type="string" calcext:value-type="string">
            <text:p>DK Metcalf</text:p>
          </table:table-cell>
          <table:table-cell office:value-type="float" office:value="14095744" calcext:value-type="float">
            <text:p>14095744</text:p>
          </table:table-cell>
          <table:table-cell office:value-type="string" calcext:value-type="string">
            <text:p>WR/FLEX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uke Johnson (14095687)</text:p>
          </table:table-cell>
          <table:table-cell office:value-type="string" calcext:value-type="string">
            <text:p>Duke Johnson</text:p>
          </table:table-cell>
          <table:table-cell office:value-type="float" office:value="14095687" calcext:value-type="float">
            <text:p>14095687</text:p>
          </table:table-cell>
          <table:table-cell office:value-type="string" calcext:value-type="string">
            <text:p>RB/FLEX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Geno Smith (14095660)</text:p>
          </table:table-cell>
          <table:table-cell office:value-type="string" calcext:value-type="string">
            <text:p>Geno Smith</text:p>
          </table:table-cell>
          <table:table-cell office:value-type="float" office:value="14095660" calcext:value-type="float">
            <text:p>14095660</text:p>
          </table:table-cell>
          <table:table-cell office:value-type="string" calcext:value-type="string">
            <text:p>QB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Geronimo Allison (14095710)</text:p>
          </table:table-cell>
          <table:table-cell office:value-type="string" calcext:value-type="string">
            <text:p>Geronimo Allison</text:p>
          </table:table-cell>
          <table:table-cell office:value-type="float" office:value="14095710" calcext:value-type="float">
            <text:p>14095710</text:p>
          </table:table-cell>
          <table:table-cell office:value-type="string" calcext:value-type="string">
            <text:p>WR/FLEX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ace Sternberger (14095728)</text:p>
          </table:table-cell>
          <table:table-cell office:value-type="string" calcext:value-type="string">
            <text:p>Jace Sternberger</text:p>
          </table:table-cell>
          <table:table-cell office:value-type="float" office:value="14095728" calcext:value-type="float">
            <text:p>1409572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acob Hollister (14095693)</text:p>
          </table:table-cell>
          <table:table-cell office:value-type="string" calcext:value-type="string">
            <text:p>Jacob Hollister</text:p>
          </table:table-cell>
          <table:table-cell office:value-type="float" office:value="14095693" calcext:value-type="float">
            <text:p>14095693</text:p>
          </table:table-cell>
          <table:table-cell office:value-type="string" calcext:value-type="string">
            <text:p>TE/FLEX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Jake Kumerow (14095669)</text:p>
          </table:table-cell>
          <table:table-cell office:value-type="string" calcext:value-type="string">
            <text:p>Jake Kumerow</text:p>
          </table:table-cell>
          <table:table-cell office:value-type="float" office:value="14095669" calcext:value-type="float">
            <text:p>14095669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Jamaal Williams (14095691)</text:p>
          </table:table-cell>
          <table:table-cell office:value-type="string" calcext:value-type="string">
            <text:p>Jamaal Williams</text:p>
          </table:table-cell>
          <table:table-cell office:value-type="float" office:value="14095691" calcext:value-type="float">
            <text:p>14095691</text:p>
          </table:table-cell>
          <table:table-cell office:value-type="string" calcext:value-type="string">
            <text:p>RB/FLEX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ames Winchester (14095655)</text:p>
          </table:table-cell>
          <table:table-cell office:value-type="string" calcext:value-type="string">
            <text:p>James Winchester</text:p>
          </table:table-cell>
          <table:table-cell office:value-type="float" office:value="14095655" calcext:value-type="float">
            <text:p>14095655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Jaron Brown (14095651)</text:p>
          </table:table-cell>
          <table:table-cell office:value-type="string" calcext:value-type="string">
            <text:p>Jaron Brown</text:p>
          </table:table-cell>
          <table:table-cell office:value-type="float" office:value="14095651" calcext:value-type="float">
            <text:p>14095651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immy Graham (14095636)</text:p>
          </table:table-cell>
          <table:table-cell office:value-type="string" calcext:value-type="string">
            <text:p>Jimmy Graham</text:p>
          </table:table-cell>
          <table:table-cell office:value-type="float" office:value="14095636" calcext:value-type="float">
            <text:p>14095636</text:p>
          </table:table-cell>
          <table:table-cell office:value-type="string" calcext:value-type="string">
            <text:p>TE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John Ursua (14095734)</text:p>
          </table:table-cell>
          <table:table-cell office:value-type="string" calcext:value-type="string">
            <text:p>John Ursua</text:p>
          </table:table-cell>
          <table:table-cell office:value-type="float" office:value="14095734" calcext:value-type="float">
            <text:p>1409573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ordan Akins (14095725)</text:p>
          </table:table-cell>
          <table:table-cell office:value-type="string" calcext:value-type="string">
            <text:p>Jordan Akins</text:p>
          </table:table-cell>
          <table:table-cell office:value-type="float" office:value="14095725" calcext:value-type="float">
            <text:p>14095725</text:p>
          </table:table-cell>
          <table:table-cell office:value-type="string" calcext:value-type="string">
            <text:p>TE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ordan Thomas (14095740)</text:p>
          </table:table-cell>
          <table:table-cell office:value-type="string" calcext:value-type="string">
            <text:p>Jordan Thomas</text:p>
          </table:table-cell>
          <table:table-cell office:value-type="float" office:value="14095740" calcext:value-type="float">
            <text:p>14095740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Keke Coutee (14095730)</text:p>
          </table:table-cell>
          <table:table-cell office:value-type="string" calcext:value-type="string">
            <text:p>Keke Coutee</text:p>
          </table:table-cell>
          <table:table-cell office:value-type="float" office:value="14095730" calcext:value-type="float">
            <text:p>14095730</text:p>
          </table:table-cell>
          <table:table-cell office:value-type="string" calcext:value-type="string">
            <text:p>WR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Kenny Stills (14095663)</text:p>
          </table:table-cell>
          <table:table-cell office:value-type="string" calcext:value-type="string">
            <text:p>Kenny Stills</text:p>
          </table:table-cell>
          <table:table-cell office:value-type="float" office:value="14095663" calcext:value-type="float">
            <text:p>14095663</text:p>
          </table:table-cell>
          <table:table-cell office:value-type="string" calcext:value-type="string">
            <text:p>WR/FLEX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eSean McCoy (14095642)</text:p>
          </table:table-cell>
          <table:table-cell office:value-type="string" calcext:value-type="string">
            <text:p>LeSean McCoy</text:p>
          </table:table-cell>
          <table:table-cell office:value-type="float" office:value="14095642" calcext:value-type="float">
            <text:p>14095642</text:p>
          </table:table-cell>
          <table:table-cell office:value-type="string" calcext:value-type="string">
            <text:p>RB/FLEX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uke Willson (14095653)</text:p>
          </table:table-cell>
          <table:table-cell office:value-type="string" calcext:value-type="string">
            <text:p>Luke Willson</text:p>
          </table:table-cell>
          <table:table-cell office:value-type="float" office:value="14095653" calcext:value-type="float">
            <text:p>14095653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Malik Turner (14095717)</text:p>
          </table:table-cell>
          <table:table-cell office:value-type="string" calcext:value-type="string">
            <text:p>Malik Turner</text:p>
          </table:table-cell>
          <table:table-cell office:value-type="float" office:value="14095717" calcext:value-type="float">
            <text:p>14095717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Marcedes Lewis (14095628)</text:p>
          </table:table-cell>
          <table:table-cell office:value-type="string" calcext:value-type="string">
            <text:p>Marcedes Lewis</text:p>
          </table:table-cell>
          <table:table-cell office:value-type="float" office:value="14095628" calcext:value-type="float">
            <text:p>14095628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Marquez Valdes-Scantling (14095704)</text:p>
          </table:table-cell>
          <table:table-cell office:value-type="string" calcext:value-type="string">
            <text:p>Marquez Valdes-Scantling</text:p>
          </table:table-cell>
          <table:table-cell office:value-type="float" office:value="14095704" calcext:value-type="float">
            <text:p>14095704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arshawn Lynch (14095634)</text:p>
          </table:table-cell>
          <table:table-cell office:value-type="string" calcext:value-type="string">
            <text:p>Marshawn Lynch</text:p>
          </table:table-cell>
          <table:table-cell office:value-type="float" office:value="14095634" calcext:value-type="float">
            <text:p>14095634</text:p>
          </table:table-cell>
          <table:table-cell office:value-type="string" calcext:value-type="string">
            <text:p>RB/FLEX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Matt Moore (14095630)</text:p>
          </table:table-cell>
          <table:table-cell office:value-type="string" calcext:value-type="string">
            <text:p>Matt Moore</text:p>
          </table:table-cell>
          <table:table-cell office:value-type="float" office:value="14095630" calcext:value-type="float">
            <text:p>14095630</text:p>
          </table:table-cell>
          <table:table-cell office:value-type="string" calcext:value-type="string">
            <text:p>QB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Mecole Hardman (14095738)</text:p>
          </table:table-cell>
          <table:table-cell office:value-type="string" calcext:value-type="string">
            <text:p>Mecole Hardman</text:p>
          </table:table-cell>
          <table:table-cell office:value-type="float" office:value="14095738" calcext:value-type="float">
            <text:p>14095738</text:p>
          </table:table-cell>
          <table:table-cell office:value-type="string" calcext:value-type="string">
            <text:p>WR/FLEX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Nick Bellore (14095638)</text:p>
          </table:table-cell>
          <table:table-cell office:value-type="string" calcext:value-type="string">
            <text:p>Nick Bellore</text:p>
          </table:table-cell>
          <table:table-cell office:value-type="float" office:value="14095638" calcext:value-type="float">
            <text:p>14095638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Packers <text:s/>(14095624)</text:p>
          </table:table-cell>
          <table:table-cell office:value-type="string" calcext:value-type="string">
            <text:p>Packers </text:p>
          </table:table-cell>
          <table:table-cell office:value-type="float" office:value="14095624" calcext:value-type="float">
            <text:p>14095624</text:p>
          </table:table-cell>
          <table:table-cell office:value-type="string" calcext:value-type="string">
            <text:p>DST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Patrick Mahomes (14095727)</text:p>
          </table:table-cell>
          <table:table-cell office:value-type="string" calcext:value-type="string">
            <text:p>Patrick Mahomes</text:p>
          </table:table-cell>
          <table:table-cell office:value-type="float" office:value="14095727" calcext:value-type="float">
            <text:p>14095727</text:p>
          </table:table-cell>
          <table:table-cell office:value-type="string" calcext:value-type="string">
            <text:p>QB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Robert Tonyan (14095683)</text:p>
          </table:table-cell>
          <table:table-cell office:value-type="string" calcext:value-type="string">
            <text:p>Robert Tonyan</text:p>
          </table:table-cell>
          <table:table-cell office:value-type="float" office:value="14095683" calcext:value-type="float">
            <text:p>14095683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obert Turbin (14095647)</text:p>
          </table:table-cell>
          <table:table-cell office:value-type="string" calcext:value-type="string">
            <text:p>Robert Turbin</text:p>
          </table:table-cell>
          <table:table-cell office:value-type="float" office:value="14095647" calcext:value-type="float">
            <text:p>14095647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Russell Wilson (14095646)</text:p>
          </table:table-cell>
          <table:table-cell office:value-type="string" calcext:value-type="string">
            <text:p>Russell Wilson</text:p>
          </table:table-cell>
          <table:table-cell office:value-type="float" office:value="14095646" calcext:value-type="float">
            <text:p>14095646</text:p>
          </table:table-cell>
          <table:table-cell office:value-type="string" calcext:value-type="string">
            <text:p>QB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yan Grant (14095657)</text:p>
          </table:table-cell>
          <table:table-cell office:value-type="string" calcext:value-type="string">
            <text:p>Ryan Grant</text:p>
          </table:table-cell>
          <table:table-cell office:value-type="float" office:value="14095657" calcext:value-type="float">
            <text:p>14095657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Sammy Watkins (14095673)</text:p>
          </table:table-cell>
          <table:table-cell office:value-type="string" calcext:value-type="string">
            <text:p>Sammy Watkins</text:p>
          </table:table-cell>
          <table:table-cell office:value-type="float" office:value="14095673" calcext:value-type="float">
            <text:p>14095673</text:p>
          </table:table-cell>
          <table:table-cell office:value-type="string" calcext:value-type="string">
            <text:p>WR/FLEX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Seahawks <text:s/>(14095626)</text:p>
          </table:table-cell>
          <table:table-cell office:value-type="string" calcext:value-type="string">
            <text:p>Seahawks </text:p>
          </table:table-cell>
          <table:table-cell office:value-type="float" office:value="14095626" calcext:value-type="float">
            <text:p>14095626</text:p>
          </table:table-cell>
          <table:table-cell office:value-type="string" calcext:value-type="string">
            <text:p>DS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Steven Mitchell Jr. (14095699)</text:p>
          </table:table-cell>
          <table:table-cell office:value-type="string" calcext:value-type="string">
            <text:p>Steven Mitchell Jr.</text:p>
          </table:table-cell>
          <table:table-cell office:value-type="float" office:value="14095699" calcext:value-type="float">
            <text:p>14095699</text:p>
          </table:table-cell>
          <table:table-cell office:value-type="string" calcext:value-type="string">
            <text:p>WR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aiwan Jones (14095640)</text:p>
          </table:table-cell>
          <table:table-cell office:value-type="string" calcext:value-type="string">
            <text:p>Taiwan Jones</text:p>
          </table:table-cell>
          <table:table-cell office:value-type="float" office:value="14095640" calcext:value-type="float">
            <text:p>14095640</text:p>
          </table:table-cell>
          <table:table-cell office:value-type="string" calcext:value-type="string">
            <text:p>RB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Texans <text:s/>(14095623)</text:p>
          </table:table-cell>
          <table:table-cell office:value-type="string" calcext:value-type="string">
            <text:p>Texans </text:p>
          </table:table-cell>
          <table:table-cell office:value-type="float" office:value="14095623" calcext:value-type="float">
            <text:p>14095623</text:p>
          </table:table-cell>
          <table:table-cell office:value-type="string" calcext:value-type="string">
            <text:p>D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Tim Boyle (14095703)</text:p>
          </table:table-cell>
          <table:table-cell office:value-type="string" calcext:value-type="string">
            <text:p>Tim Boyle</text:p>
          </table:table-cell>
          <table:table-cell office:value-type="float" office:value="14095703" calcext:value-type="float">
            <text:p>14095703</text:p>
          </table:table-cell>
          <table:table-cell office:value-type="string" calcext:value-type="string">
            <text:p>QB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ravis Homer (14095742)</text:p>
          </table:table-cell>
          <table:table-cell office:value-type="string" calcext:value-type="string">
            <text:p>Travis Homer</text:p>
          </table:table-cell>
          <table:table-cell office:value-type="float" office:value="14095742" calcext:value-type="float">
            <text:p>14095742</text:p>
          </table:table-cell>
          <table:table-cell office:value-type="string" calcext:value-type="string">
            <text:p>RB/FLEX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vis Kelce (14095649)</text:p>
          </table:table-cell>
          <table:table-cell office:value-type="string" calcext:value-type="string">
            <text:p>Travis Kelce</text:p>
          </table:table-cell>
          <table:table-cell office:value-type="float" office:value="14095649" calcext:value-type="float">
            <text:p>14095649</text:p>
          </table:table-cell>
          <table:table-cell office:value-type="string" calcext:value-type="string">
            <text:p>TE/FLEX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yler Ervin (14095675)</text:p>
          </table:table-cell>
          <table:table-cell office:value-type="string" calcext:value-type="string">
            <text:p>Tyler Ervin</text:p>
          </table:table-cell>
          <table:table-cell office:value-type="float" office:value="14095675" calcext:value-type="float">
            <text:p>14095675</text:p>
          </table:table-cell>
          <table:table-cell office:value-type="string" calcext:value-type="string">
            <text:p>RB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GB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yler Lockett (14095677)</text:p>
          </table:table-cell>
          <table:table-cell office:value-type="string" calcext:value-type="string">
            <text:p>Tyler Lockett</text:p>
          </table:table-cell>
          <table:table-cell office:value-type="float" office:value="14095677" calcext:value-type="float">
            <text:p>14095677</text:p>
          </table:table-cell>
          <table:table-cell office:value-type="string" calcext:value-type="string">
            <text:p>WR/FLEX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yler Ott (14095667)</text:p>
          </table:table-cell>
          <table:table-cell office:value-type="string" calcext:value-type="string">
            <text:p>Tyler Ott</text:p>
          </table:table-cell>
          <table:table-cell office:value-type="float" office:value="14095667" calcext:value-type="float">
            <text:p>14095667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yreek Hill (14095714)</text:p>
          </table:table-cell>
          <table:table-cell office:value-type="string" calcext:value-type="string">
            <text:p>Tyreek Hill</text:p>
          </table:table-cell>
          <table:table-cell office:value-type="float" office:value="14095714" calcext:value-type="float">
            <text:p>14095714</text:p>
          </table:table-cell>
          <table:table-cell office:value-type="string" calcext:value-type="string">
            <text:p>WR/FLEX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KC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yrone Swoopes (14095697)</text:p>
          </table:table-cell>
          <table:table-cell office:value-type="string" calcext:value-type="string">
            <text:p>Tyrone Swoopes</text:p>
          </table:table-cell>
          <table:table-cell office:value-type="float" office:value="14095697" calcext:value-type="float">
            <text:p>14095697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@GB 01/12/2020 06:40PM ET</text:p>
          </table:table-cell>
          <table:table-cell office:value-type="string" calcext:value-type="string">
            <text:p>SE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ill Fuller V (14095706)</text:p>
          </table:table-cell>
          <table:table-cell office:value-type="string" calcext:value-type="string">
            <text:p>Will Fuller V</text:p>
          </table:table-cell>
          <table:table-cell office:value-type="float" office:value="14095706" calcext:value-type="float">
            <text:p>14095706</text:p>
          </table:table-cell>
          <table:table-cell office:value-type="string" calcext:value-type="string">
            <text:p>WR/FLEX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U@KC 01/12/2020 03:05PM ET</text:p>
          </table:table-cell>
          <table:table-cell office:value-type="string" calcext:value-type="string">
            <text:p>HOU</text:p>
          </table:table-cell>
          <table:table-cell office:value-type="float" office:value="12.73" calcext:value-type="float">
            <text:p>12.73</text:p>
          </table:table-cell>
        </table:table-row>
      </table:table>
      <table:named-expressions>
        <table:named-range table:name="Player" table:base-cell-address="$Sheet2.$B$2" table:cell-range-address="$Sheet2.$B$2:.$I$71"/>
        <table:named-range table:name="Players" table:base-cell-address="$Sheet2.$A$1" table:cell-range-address="$Sheet2.$A$1:.$I$145"/>
      </table:named-expressions>
      <table:database-ranges>
        <table:database-range table:name="__Anonymous_Sheet_DB__0" table:target-range-address="Sheet1.A1:Sheet1.T13" table:display-filter-buttons="true">
          <table:sort>
            <table:sort-by table:field-number="19" table:order="descending" table:data-type="automatic"/>
          </table:sort>
        </table:database-range>
        <table:database-range table:name="__Anonymous_Sheet_DB__1" table:target-range-address="Sheet2.A2:Sheet2.I7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2:59:51.160234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1:10:24.023706704</meta:creation-date>
    <dc:date>2020-01-19T13:10:41.412590464</dc:date>
    <meta:editing-duration>PT21H46M28S</meta:editing-duration>
    <meta:editing-cycles>4</meta:editing-cycles>
    <meta:generator>LibreOffice/6.0.7.3$Linux_X86_64 LibreOffice_project/00m0$Build-3</meta:generator>
    <meta:document-statistic meta:table-count="2" meta:cell-count="899" meta:object-count="0"/>
  </office:meta>
</office:document-meta>
</file>